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1" svg:font-family="'Yu Mincho Demibold'" style:font-family-generic="roman" style:font-pitch="variable"/>
    <style:font-face style:name="Yu Mincho Demibold" svg:font-family="'Yu Mincho Demibold'" style:font-adornments="Bold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81cm" draw:marker-end="線條箭頭_20_1" draw:marker-end-width="0.381cm" svg:stroke-linecap="square" draw:fill="none" draw:textarea-vertical-align="middle" fo:padding-top="0.153cm" fo:padding-bottom="0.153cm" fo:padding-left="0.278cm" fo:padding-right="0.278cm"/>
    </style:style>
    <style:style style:name="gr2" style:family="graphic" style:parent-style-name="standard">
      <style:graphic-properties draw:stroke="none" svg:stroke-color="#000000" draw:fill="none" draw:fill-color="#ffffff" fo:min-height="0.3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7" style:family="graphic" style:parent-style-name="objectwithoutfill">
      <style:graphic-properties draw:stroke="dash" draw:stroke-dash="Dot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gr9" style:family="graphic" style:parent-style-name="objectwithoutfill">
      <style:graphic-properties draw:stroke="dash" draw:stroke-dash="Dash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Dash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221cm"/>
      <style:paragraph-properties style:writing-mode="lr-tb"/>
    </style:style>
    <style:style style:name="gr12" style:family="graphic" style:parent-style-name="objectwithoutfill">
      <style:graphic-properties draw:stroke="dash" draw:stroke-dash="Long_20_Dot"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Yu Mincho Demibold" fo:font-size="14pt" style:font-name-asian="Yu Mincho Demibold" style:font-size-asian="14pt" style:font-size-complex="14pt"/>
    </style:style>
    <style:style style:name="P3" style:family="paragraph">
      <style:text-properties style:font-size-asian="14pt"/>
    </style:style>
    <style:style style:name="P4" style:family="paragraph">
      <style:text-properties style:font-size-asian="22pt"/>
    </style:style>
    <style:style style:name="P5" style:family="paragraph">
      <loext:graphic-properties draw:fill="none" draw:fill-color="#ffffff"/>
      <style:paragraph-properties style:writing-mode="lr-tb"/>
      <style:text-properties style:font-name="Yu Mincho Demibold" fo:font-size="22pt" style:font-name-asian="Yu Mincho Demibold" style:font-size-asian="22pt" style:font-size-complex="22pt"/>
    </style:style>
    <style:style style:name="T1" style:family="text">
      <style:text-properties style:font-name="Yu Mincho Demibold" fo:font-size="14pt" style:font-name-asian="Yu Mincho Demibold" style:font-size-asian="14pt" style:font-size-complex="14pt"/>
    </style:style>
    <style:style style:name="T2" style:family="text">
      <style:text-properties style:font-name="Yu Mincho Demibold" fo:font-size="22pt" style:font-name-asian="Yu Mincho Demibold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6.42cm" svg:y1="16.226cm" svg:x2="6.42cm" svg:y2="2.183cm">
          <text:p/>
        </draw:line>
        <draw:line draw:style-name="gr1" draw:text-style-name="P1" draw:layer="layout" svg:x1="6.42cm" svg:y1="16.226cm" svg:x2="19.975cm" svg:y2="16.226cm">
          <text:p/>
        </draw:line>
        <draw:frame draw:style-name="gr2" draw:text-style-name="P2" draw:layer="layout" svg:width="2.525cm" svg:height="0.797cm" svg:x="18.975cm" svg:y="16.383cm">
          <draw:text-box>
            <text:p><text:span text:style-name="T1">土豆</text:span><text:span text:style-name="T1">/kg</text:span></text:p>
          </draw:text-box>
        </draw:frame>
        <draw:frame draw:style-name="gr3" draw:text-style-name="P2" draw:layer="layout" svg:width="2.475cm" svg:height="0.971cm" svg:x="4cm" svg:y="2.133cm">
          <draw:text-box>
            <text:p><text:span text:style-name="T1">牛肉</text:span><text:span text:style-name="T1">/kg</text:span></text:p>
          </draw:text-box>
        </draw:frame>
        <draw:line draw:style-name="gr4" draw:text-style-name="P1" draw:layer="layout" svg:x1="6.42cm" svg:y1="6cm" svg:x2="11.25cm" svg:y2="16.24cm">
          <text:p/>
        </draw:line>
        <draw:line draw:style-name="gr4" draw:text-style-name="P1" draw:layer="layout" svg:x1="18.51cm" svg:y1="16.23cm" svg:x2="6.41cm" svg:y2="10.5cm">
          <text:p/>
        </draw:line>
        <draw:frame draw:style-name="gr5" draw:text-style-name="P2" draw:layer="layout" svg:width="1.525cm" svg:height="0.797cm" svg:x="7.975cm" svg:y="8.5cm">
          <draw:text-box>
            <text:p><text:span text:style-name="T1">甲國</text:span></text:p>
          </draw:text-box>
        </draw:frame>
        <draw:frame draw:style-name="gr5" draw:text-style-name="P2" draw:layer="layout" svg:width="1.525cm" svg:height="0.797cm" svg:x="13.975cm" svg:y="13cm">
          <draw:text-box>
            <text:p><text:span text:style-name="T1">乙國</text:span></text:p>
          </draw:text-box>
        </draw:frame>
      </draw:page>
      <draw:page draw:name="page2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 text:style-name="P3"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 text:style-name="P3"><text:span text:style-name="T1">價格</text:span></text:p>
          </draw:text-box>
        </draw:frame>
        <draw:frame draw:style-name="gr3" draw:text-style-name="P2" draw:layer="layout" svg:width="1.5cm" svg:height="0.971cm" svg:x="7.5cm" svg:y="5.5cm">
          <draw:text-box>
            <text:p text:style-name="P3"><text:span text:style-name="T1">需求</text:span></text:p>
          </draw:text-box>
        </draw:frame>
        <draw:frame draw:style-name="gr3" draw:text-style-name="P2" draw:layer="layout" svg:width="1.5cm" svg:height="0.971cm" svg:x="16cm" svg:y="5cm">
          <draw:text-box>
            <text:p text:style-name="P3"><text:span text:style-name="T1">供給</text:span></text:p>
          </draw:text-box>
        </draw:frame>
        <draw:line draw:style-name="gr4" draw:text-style-name="P1" draw:layer="layout" svg:x1="7cm" svg:y1="6cm" svg:x2="17.25cm" svg:y2="15.25cm">
          <text:p/>
        </draw:line>
        <draw:line draw:style-name="gr6" draw:text-style-name="P1" draw:layer="layout" svg:x1="8.5cm" svg:y1="15cm" svg:x2="17.5cm" svg:y2="5.75cm">
          <text:p/>
        </draw:line>
        <draw:line draw:style-name="gr7" draw:text-style-name="P1" draw:layer="layout" svg:x1="6.5cm" svg:y1="9.853cm" svg:x2="19.25cm" svg:y2="9.853cm">
          <text:p/>
        </draw:line>
        <draw:frame draw:style-name="gr3" draw:text-style-name="P2" draw:layer="layout" svg:width="2.5cm" svg:height="0.971cm" svg:x="18.25cm" svg:y="9.103cm">
          <draw:text-box>
            <text:p text:style-name="P3"><text:span text:style-name="T1">世界價格</text:span></text:p>
          </draw:text-box>
        </draw:frame>
        <draw:frame draw:style-name="gr8" draw:text-style-name="P5" draw:layer="layout" svg:width="3.65cm" svg:height="1.373cm" svg:x="12.1cm" svg:y="1cm">
          <draw:text-box>
            <text:p text:style-name="P4"><text:span text:style-name="T2">某出口國</text:span></text:p>
          </draw:text-box>
        </draw:frame>
      </draw:page>
      <draw:page draw:name="page3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 text:style-name="P3"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 text:style-name="P3"><text:span text:style-name="T1">價格</text:span></text:p>
          </draw:text-box>
        </draw:frame>
        <draw:frame draw:style-name="gr3" draw:text-style-name="P2" draw:layer="layout" svg:width="1.5cm" svg:height="0.971cm" svg:x="8.5cm" svg:y="3.75cm">
          <draw:text-box>
            <text:p text:style-name="P3"><text:span text:style-name="T1">需求</text:span></text:p>
          </draw:text-box>
        </draw:frame>
        <draw:frame draw:style-name="gr3" draw:text-style-name="P2" draw:layer="layout" svg:width="1.5cm" svg:height="0.971cm" svg:x="15.25cm" svg:y="4cm">
          <draw:text-box>
            <text:p text:style-name="P3"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6" draw:text-style-name="P1" draw:layer="layout" svg:x1="7cm" svg:y1="14.75cm" svg:x2="15.25cm" svg:y2="4.25cm">
          <text:p/>
        </draw:line>
        <draw:frame draw:style-name="gr8" draw:text-style-name="P5" draw:layer="layout" svg:width="3.65cm" svg:height="1.373cm" svg:x="12.1cm" svg:y="1cm">
          <draw:text-box>
            <text:p text:style-name="P4"><text:span text:style-name="T2">某進口國</text:span></text:p>
          </draw:text-box>
        </draw:frame>
        <draw:line draw:style-name="gr7" draw:text-style-name="P1" draw:layer="layout" svg:x1="6.487cm" svg:y1="9.854cm" svg:x2="19.237cm" svg:y2="9.854cm">
          <text:p/>
        </draw:line>
        <draw:frame draw:style-name="gr3" draw:text-style-name="P2" draw:layer="layout" svg:width="2.5cm" svg:height="0.971cm" svg:x="18.237cm" svg:y="9.104cm">
          <draw:text-box>
            <text:p text:style-name="P3"><text:span text:style-name="T1">世界價格</text:span></text:p>
          </draw:text-box>
        </draw:frame>
        <draw:line draw:style-name="gr9" draw:text-style-name="P1" draw:layer="layout" svg:x1="12.32cm" svg:y1="8cm" svg:x2="12.32cm" svg:y2="16.25cm">
          <text:p/>
        </draw:line>
        <draw:line draw:style-name="gr9" draw:text-style-name="P1" draw:layer="layout" svg:x1="10.85cm" svg:y1="9.85cm" svg:x2="10.85cm" svg:y2="16.25cm">
          <text:p/>
        </draw:line>
      </draw:page>
      <draw:page draw:name="page4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 text:style-name="P3"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 text:style-name="P3"><text:span text:style-name="T1">價格</text:span></text:p>
          </draw:text-box>
        </draw:frame>
        <draw:frame draw:style-name="gr3" draw:text-style-name="P2" draw:layer="layout" svg:width="1.5cm" svg:height="0.971cm" svg:x="8.5cm" svg:y="3.75cm">
          <draw:text-box>
            <text:p text:style-name="P3"><text:span text:style-name="T1">需求</text:span></text:p>
          </draw:text-box>
        </draw:frame>
        <draw:frame draw:style-name="gr3" draw:text-style-name="P2" draw:layer="layout" svg:width="1.5cm" svg:height="0.971cm" svg:x="15.25cm" svg:y="4cm">
          <draw:text-box>
            <text:p text:style-name="P3"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6" draw:text-style-name="P1" draw:layer="layout" svg:x1="7cm" svg:y1="14.75cm" svg:x2="15.25cm" svg:y2="4.25cm">
          <text:p/>
        </draw:line>
        <draw:frame draw:style-name="gr8" draw:text-style-name="P5" draw:layer="layout" svg:width="3.65cm" svg:height="1.373cm" svg:x="12.1cm" svg:y="1cm">
          <draw:text-box>
            <text:p text:style-name="P4"><text:span text:style-name="T2">某進口國</text:span></text:p>
          </draw:text-box>
        </draw:frame>
        <draw:line draw:style-name="gr7" draw:text-style-name="P1" draw:layer="layout" svg:x1="6.487cm" svg:y1="9.854cm" svg:x2="19.237cm" svg:y2="9.854cm">
          <text:p/>
        </draw:line>
        <draw:frame draw:style-name="gr3" draw:text-style-name="P2" draw:layer="layout" svg:width="2.5cm" svg:height="0.971cm" svg:x="18.237cm" svg:y="9.104cm">
          <draw:text-box>
            <text:p text:style-name="P3"><text:span text:style-name="T1">世界價格</text:span></text:p>
          </draw:text-box>
        </draw:frame>
        <draw:line draw:style-name="gr10" draw:text-style-name="P1" draw:layer="layout" svg:x1="6.49cm" svg:y1="9.029cm" svg:x2="19.24cm" svg:y2="9.029cm">
          <text:p/>
        </draw:line>
        <draw:frame draw:style-name="gr11" draw:text-style-name="P2" draw:layer="layout" svg:width="4.26cm" svg:height="0.797cm" svg:x="18.24cm" svg:y="8.279cm">
          <draw:text-box>
            <text:p text:style-name="P3"><text:span text:style-name="T1">世界價格</text:span><text:span text:style-name="T1">+</text:span><text:span text:style-name="T1">關稅</text:span></text:p>
          </draw:text-box>
        </draw:frame>
        <draw:line draw:style-name="gr9" draw:text-style-name="P1" draw:layer="layout" svg:x1="12.32cm" svg:y1="8cm" svg:x2="12.32cm" svg:y2="16.25cm">
          <text:p/>
        </draw:line>
      </draw:page>
      <draw:page draw:name="page5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3" draw:text-style-name="P2" draw:layer="layout" svg:width="1.5cm" svg:height="0.971cm" svg:x="18.975cm" svg:y="16.382cm">
          <draw:text-box>
            <text:p text:style-name="P3"><text:span text:style-name="T1">數量</text:span></text:p>
          </draw:text-box>
        </draw:frame>
        <draw:frame draw:style-name="gr3" draw:text-style-name="P2" draw:layer="layout" svg:width="1.5cm" svg:height="0.971cm" svg:x="4.975cm" svg:y="2.132cm">
          <draw:text-box>
            <text:p text:style-name="P3"><text:span text:style-name="T1">價格</text:span></text:p>
          </draw:text-box>
        </draw:frame>
        <draw:frame draw:style-name="gr3" draw:text-style-name="P2" draw:layer="layout" svg:width="1.5cm" svg:height="0.971cm" svg:x="8.5cm" svg:y="3.75cm">
          <draw:text-box>
            <text:p text:style-name="P3"><text:span text:style-name="T1">需求</text:span></text:p>
          </draw:text-box>
        </draw:frame>
        <draw:frame draw:style-name="gr3" draw:text-style-name="P2" draw:layer="layout" svg:width="1.5cm" svg:height="0.971cm" svg:x="15.25cm" svg:y="4cm">
          <draw:text-box>
            <text:p text:style-name="P3"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12" draw:text-style-name="P1" draw:layer="layout" svg:x1="7cm" svg:y1="14.75cm" svg:x2="15.25cm" svg:y2="4.25cm">
          <text:p/>
        </draw:line>
        <draw:frame draw:style-name="gr8" draw:text-style-name="P5" draw:layer="layout" svg:width="3.65cm" svg:height="1.373cm" svg:x="12.1cm" svg:y="1cm">
          <draw:text-box>
            <text:p text:style-name="P4"><text:span text:style-name="T2">某進口國</text:span></text:p>
          </draw:text-box>
        </draw:frame>
        <draw:line draw:style-name="gr7" draw:text-style-name="P1" draw:layer="layout" svg:x1="6.487cm" svg:y1="9.854cm" svg:x2="19.237cm" svg:y2="9.854cm">
          <text:p/>
        </draw:line>
        <draw:frame draw:style-name="gr3" draw:text-style-name="P2" draw:layer="layout" svg:width="2.5cm" svg:height="0.971cm" svg:x="18.237cm" svg:y="9.104cm">
          <draw:text-box>
            <text:p text:style-name="P3"><text:span text:style-name="T1">世界價格</text:span></text:p>
          </draw:text-box>
        </draw:frame>
        <draw:frame draw:style-name="gr13" draw:text-style-name="P2" draw:layer="layout" svg:width="4.25cm" svg:height="0.797cm" svg:x="16.25cm" svg:y="4.5cm">
          <draw:text-box>
            <text:p text:style-name="P3"><text:span text:style-name="T1">供給</text:span><text:span text:style-name="T1">+</text:span><text:span text:style-name="T1">政府補貼</text:span></text:p>
          </draw:text-box>
        </draw:frame>
        <draw:line draw:style-name="gr6" draw:text-style-name="P1" draw:layer="layout" svg:x1="8cm" svg:y1="15.25cm" svg:x2="16.25cm" svg:y2="4.75cm">
          <text:p/>
        </draw:line>
        <draw:line draw:style-name="gr9" draw:text-style-name="P1" draw:layer="layout" svg:x1="12.32cm" svg:y1="8cm" svg:x2="12.32cm" svg:y2="16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1" svg:font-family="'Yu Mincho Demibold'" style:font-family-generic="roman" style:font-pitch="variable"/>
    <style:font-face style:name="Yu Mincho Demibold" svg:font-family="'Yu Mincho Demibold'" style:font-adornments="Bold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Fine_20_Dotted" draw:display-name="Fine Dotted" draw:style="rect" draw:dots1="1" draw:distance="0.457cm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PMingLiU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7cm" fo:page-height="1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7T15:43:49.113000000</meta:creation-date>
    <dc:date>2021-05-18T13:12:59.013000000</dc:date>
    <meta:editing-duration>PT10H36M19S</meta:editing-duration>
    <meta:editing-cycles>20</meta:editing-cycles>
    <meta:generator>LibreOffice/7.1.3.2$Windows_X86_64 LibreOffice_project/47f78053abe362b9384784d31a6e56f8511eb1c1</meta:generator>
    <meta:document-statistic meta:object-count="60"/>
  </office:meta>
</office:document-meta>
</file>